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b41c" style:font-name-asian="Courier" style:font-size-asian="12pt" style:font-name-complex="Courier"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ca5e" style:font-name-asian="Courier" style:font-size-asian="12pt" style:font-name-complex="Courier"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056e0" style:font-name-asian="Courier" style:font-size-asian="12pt" style:font-name-complex="Courier"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319c3" style:font-name-asian="Courier" style:font-size-asian="12pt" style:font-name-complex="Courier"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319c3" style:font-name-asian="Courier" style:font-size-asian="12pt" style:font-name-complex="Courier" style:font-size-complex="12pt"/>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40f35" style:font-name-asian="Courier" style:font-size-asian="12pt" style:font-name-complex="Courier"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8f2c5" style:font-name-asian="Courier" style:font-size-asian="12pt" style:font-name-complex="Courier" style:font-size-complex="12pt"/>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40f35" style:font-name-asian="Courier" style:font-size-asian="12pt" style:font-name-complex="Courier" style:font-size-complex="12pt"/>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527d7" style:font-name-asian="Courier" style:font-size-asian="12pt" style:font-name-complex="Courier"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66892" style:font-name-asian="Courier" style:font-size-asian="12pt" style:font-name-complex="Courier"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fo:font-weight="normal" style:font-name-asian="Courier" style:font-size-asian="12pt" style:font-weight-asian="normal" style:font-name-complex="Courier" style:font-size-complex="12pt" style:font-weight-complex="normal"/>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weight="normal" style:font-weight-asian="normal" style:font-weight-complex="normal"/>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officeooo:rsid="001fa318"/>
    </style:style>
    <style:style style:name="T3" style:family="text">
      <style:text-properties officeooo:rsid="001fb41c"/>
    </style:style>
    <style:style style:name="T4" style:family="text">
      <style:text-properties officeooo:rsid="001fca5e"/>
    </style:style>
    <style:style style:name="T5" style:family="text">
      <style:text-properties officeooo:rsid="002056e0"/>
    </style:style>
    <style:style style:name="T6" style:family="text">
      <style:text-properties officeooo:rsid="002319c3"/>
    </style:style>
    <style:style style:name="T7" style:family="text">
      <style:text-properties officeooo:rsid="0021e3a3"/>
    </style:style>
    <style:style style:name="T8" style:family="text">
      <style:text-properties officeooo:rsid="00240f35"/>
    </style:style>
    <style:style style:name="T9" style:family="text">
      <style:text-properties officeooo:rsid="0028f2c5"/>
    </style:style>
    <style:style style:name="T10" style:family="text">
      <style:text-properties officeooo:rsid="002527d7"/>
    </style:style>
    <style:style style:name="T11" style:family="text">
      <style:text-properties officeooo:rsid="00266892"/>
    </style:style>
    <style:style style:name="T12" style:family="text">
      <style:text-properties officeooo:rsid="0027230c"/>
    </style:style>
    <style:style style:name="T13" style:family="text">
      <style:text-properties fo:color="#000000" loext:opacity="100%" style:font-name="Courier" fo:font-size="12pt" fo:font-weight="normal" style:font-name-asian="Courier" style:font-size-asian="12pt" style:font-weight-asian="normal" style:font-name-complex="Courier"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r Eagles Digital User Guide <text:s/></text:p>
      <text:p text:style-name="P2">Introduction <text:s/></text:p>
      <text:p text:style-name="P3"><text:span text:style-name="T1"/></text:p>
      <text:p text:style-name="P2">*[NYI] denotes Not Yet Implemented, throughout. <text:s/></text:p>
      <text:p text:style-name="P3"><text:span text:style-name="T1"/></text:p>
      <text:p text:style-name="P2">Overview of War Eagles Digital, based on the 1995 tabletop game. <text:s/></text:p>
      <text:p text:style-name="P2">Objective: Build an air force, raid enemy zones, and earn Victory Points. <text:s/></text:p>
      <text:p text:style-name="P3"><text:span text:style-name="T1"/></text:p>
      <text:p text:style-name="P2">Setup[NYI] <text:s/></text:p>
      <text:p text:style-name="P3"><text:span text:style-name="T1"/></text:p>
      <text:p text:style-name="P2">Coin Toss: Winner chooses First Player and Axis/Allies. <text:s/></text:p>
      <text:p text:style-name="P2">Zone Cards: Select 5 unique zones secretly, form game board. <text:s/></text:p>
      <text:p text:style-name="P2">Air Force: Spend Production Points (from zones) on units, aces, events. <text:s/></text:p>
      <text:p text:style-name="P2">Deployment: Place units in Base or Combat Air Patrol areas. <text:s/></text:p>
      <text:p text:style-name="P3"><text:span text:style-name="T1"/></text:p>
      <text:p text:style-name="P2">Gameplay[NYI] <text:s/></text:p>
      <text:p text:style-name="P3"><text:span text:style-name="T1"/></text:p>
      <text:p text:style-name="P2">Turns: 10 turns, each with Event, Launch, Action, Landing, Combat Air Patrol phases. <text:s/></text:p>
      <text:p text:style-name="P2">Event Phase: Play event cards (e.g., ). <text:s/></text:p>
      <text:p text:style-name="P2">Launch Phase: Move aircraft to Raid, Repair, or Shuttle. <text:s/></text:p>
      <text:p text:style-name="P2">Action Phase: Air combat, anti-aircraft, bombing, saving rolls. <text:s/></text:p>
      <text:p text:style-name="P2">Landing Phase: Return aircraft to Base areas. <text:s/></text:p>
      <text:p text:style-name="P2">Combat Air Patrol Phase: Move aircraft to protect zones. <text:s/></text:p>
      <text:p text:style-name="P3"><text:span text:style-name="T1"/></text:p>
      <text:p text:style-name="P2">Controls <text:s/></text:p>
      <text:p text:style-name="P3"><text:span text:style-name="T1"/></text:p>
      <text:p text:style-name="P2">ESC key: pauses the game and displays the Main Menu. <text:s/></text:p>
      <text:p text:style-name="P3"><text:span text:style-name="T1"/></text:p>
      <text:p text:style-name="P2">Space: pauses the game and displays the Main Menu. </text:p>
      <text:p text:style-name="P3"><text:span text:style-name="T1"/></text:p>
      <text:p text:style-name="P2">X: Quits without saving. </text:p>
      <text:p text:style-name="P3"><text:span text:style-name="T1"/></text:p>
      <text:p text:style-name="P2">Delete: Takes a screenshot of the current camera view and saves it to the War Eagles folder in your Documents. </text:p>
      <text:p text:style-name="P3"><text:span text:style-name="T1"/></text:p>
      <text:p text:style-name="P2">THE MAIN MENU: <text:s/></text:p>
      <text:p text:style-name="P3"><text:span text:style-name="T1"/></text:p>
      <text:p text:style-name="P2">The Main Menu appears once the opening animation is concluded or skipped by pressing the spacebar or clicking the indicated area at the bottom of the screen, or when the game is paused by pressing the Escape Key or the Space Bar or clicking the word "Pause" in the Main Screen. <text:s/>The Main Menu indicates the currently-running game version in the lower-right corner. <text:s/>The following options are available, located on the left-hand side <text:soft-page-break/>of the screen: <text:s/></text:p>
      <text:p text:style-name="P3"><text:span text:style-name="T1"/></text:p>
      <text:p text:style-name="P2">CONTINUE: <text:s text:c="2"/></text:p>
      <text:p text:style-name="P2">[NYI] Loads the last-saved game if you just started a new session, or returns you to the Main Screen if you've paused the game. <text:s/></text:p>
      <text:p text:style-name="P3"><text:span text:style-name="T1"/></text:p>
      <text:p text:style-name="P2">SAVE: <text:s text:c="3"/></text:p>
      <text:p text:style-name="P2">[NYI] Saves the current game. <text:s/>You'll be given an option to name your save; <text:s/>if you don't the save will be named with the current time, the turn number, and the active phase. <text:s/>This option will only be available if you paused the game to access the Main Menu. <text:s/></text:p>
      <text:p text:style-name="P3"><text:span text:style-name="T1"/></text:p>
      <text:p text:style-name="P2">NEW: <text:s text:c="3"/></text:p>
      <text:p text:style-name="P2">[NYI] Allows you to set up and start playing a new game of War Eagles. <text:s/>This option will provide you with the choice to start the tutorial or start a new full game. Clicking the "Restart" button at the bottom-center of the screen will restart the program, beginning with the opening animation. <text:s text:c="2"/></text:p>
      <text:p text:style-name="P3"><text:span text:style-name="T1"/></text:p>
      <text:p text:style-name="P2">LOAD: <text:s text:c="3"/></text:p>
      <text:p text:style-name="P2">[NYI] Loads a saved game. <text:s/>You'll asked to choose the game by name, and load it by clicking the "Load" button in the bottom-center of the screen. <text:s/>Clicking the "Back" button in the lower-right of the screen or pressing the Escape key or spacebar will return you to the Main Menu (as if you had paused the game). <text:s text:c="3"/></text:p>
      <text:p text:style-name="P3"><text:span text:style-name="T1"/></text:p>
      <text:p text:style-name="P2">TUTORIAL: <text:s text:c="2"/></text:p>
      <text:p text:style-name="P2">[NYI] Starts the tutorial scenario. <text:s/>Pressing the Escape key or the spacebar, or clicking the "Restart" button in the lower-righthand corner of the screen, will restart the program beginning with the opening animation. <text:s/></text:p>
      <text:p text:style-name="P3"><text:span text:style-name="T1"/></text:p>
      <text:p text:style-name="P2">CREDITS: <text:s/></text:p>
      <text:p text:style-name="P2">The most important screen in War Eagles; <text:s/>without these folks' contributions, and their generous licensing, this game simply wouldn't exist. <text:s/>Note that contributors are listed by name under each category to which they've contributed. <text:s/>In the case of composite models, each of the modelmakers who contributed is credited with the model. <text:s/>For the musical themes, each of the songs used to create the theme track is credited with the artist's name. <text:s/></text:p>
      <text:p text:style-name="P3"><text:span text:style-name="T1"/></text:p>
      <text:p text:style-name="P2">You can access the Credit Screen from the Main Menu by clicking "Credits." <text:s/>Pressing the Escape Key, the spacebar, or clicking the "Back" button in the lower-right corner will close the <text:soft-page-break/>Credit Screen and return you to the Main Menu. <text:s/></text:p>
      <text:p text:style-name="P3"><text:span text:style-name="T1"/></text:p>
      <text:p text:style-name="P4">OPTIONS: <text:s/>[NYI] Opens the Options screen, which allows you to change your video resolution, adjust the volumes of the game music and sopund effects, and provides some choices about how you control the game and how gameplay proceeds. <text:s/>Clicking the "Accept" button <text:span text:style-name="T2">at</text:span> the bottom will activate the options you've selected and cause the game to save. Clicking the "<text:span text:style-name="T2">Cancel</text:span>" button, or pressing the Escape key or spacebar, will return you to the Main Menu (as if you had paused the game).</text:p>
      <text:p text:style-name="P4"/>
      <text:p text:style-name="P5"><text:tab/><text:span text:style-name="T3">Video and Display: <text:s/>Allows you to set the resolution the game plays at (Standard, HD, 2K, 4K, or 8K). <text:s/>The game automatically detects your video hardware; <text:s/>but if you want to use a separate monitor, or cast the view, this lets you choose manually. <text:s/>You can also choose to customize the way the user interface looks; <text:s/>by default, it will present in colors that represent your nation, but you can use the War Eagles color palette, a high-contrast palette, or a system-style view. <text:s/>If you like the national colors but find the font hard to read, you can adjust that here as well.</text:span> <text:span text:style-name="T3">The game also represents the phase and turn you’re in by a fictitious time and date; <text:s/>y</text:span><text:span text:style-name="T4">ou</text:span><text:span text:style-name="T3"> can set the disp</text:span><text:span text:style-name="T4">a</text:span><text:span text:style-name="T3">ly to simple phase/turn here.</text:span> </text:p>
      <text:p text:style-name="P5"/>
      <text:p text:style-name="P5"><text:tab/><text:span text:style-name="T4">Audio: <text:s/>You can adjust the volume of the music, the sound effects, and the voiceovers; <text:s/>or you can adjust them simultaneously using the master volume.</text:span></text:p>
      <text:p text:style-name="P5"/>
      <text:p text:style-name="P6"><text:tab/><text:span text:style-name="T4">Controls: Presents the actions available in the game and the keys, mouse clicks, or controller inputs to perform them. <text:s/>You can also enable your controller here, though doing so will require you to restart the game.<text:line-break/><text:line-break/><text:tab/></text:span><text:span text:style-name="T5">Gameplay Options: <text:s/>Provides the ability to customize your gaming experience:</text:span></text:p>
      <text:p text:style-name="P6"/>
      <text:p text:style-name="P6"><text:tab/><text:tab/><text:span text:style-name="T5">Mode (requires restart): Quality Mode presents the game as intended. <text:s/>Performance mode removes the enviromental effects, the gameboard terrain, the voiceovers, and reduces the quality of some models. <text:s/>USING PERFORMANCE MODE WILL SIGNIFICANTLY </text:span><text:s text:c="2"/><text:span text:style-name="T5">REDUCE THE VISUAL EXPERIENCE! <text:s/>You should only select this if your computer performs badly while playing on Quality Mode.</text:span></text:p>
      <text:p text:style-name="P6"><text:tab/><text:tab/><text:span text:style-name="T5">Game Year: <text:s/>“Historical” means you may only </text:span><text:span text:style-name="T6">select “years” in Game Setup in which the Nation you started with was historically a belligerent</text:span><text:span text:style-name="T5">. <text:s/>“Free” lets you choose </text:span><text:span text:style-name="T6">any game year</text:span><text:span text:style-name="T5">.</text:span></text:p>
      <text:p text:style-name="P7"><text:soft-page-break/><text:tab/><text:tab/><text:span text:style-name="T7">Opponent Selection: <text:s/>“Historical” <text:s/>mean you may only choose an opponent who was historically an enemy of your alliance (Allies: UK, US and Soviets; <text:s/>or Axis, Germany or Japan) AND a belligerent in the year you’ve selected. <text:s/>“Year Only means you can choose your opponent from any country, limited by the year; <text:s/>“Alliance Only” means you can select your opponent from the enemy Alliance, but without being limited by the year. <text:s/>“Free” means you can choose any country as an opponent in any year.</text:span></text:p>
      <text:p text:style-name="P8"/>
      <text:p text:style-name="P8"><text:tab/><text:tab/><text:span text:style-name="T6">Zone Selection: <text:s/>“Nation” limits your Zone selections to your nationality only. <text:s/>“Alliance allows you to select any Zones available to nations of your alliance, and “Free” allows you to select any Zones. *Changing the Zone selection limits may affect play balance!*</text:span></text:p>
      <text:p text:style-name="P8"/>
      <text:p text:style-name="P9"><text:tab/><text:tab/><text:span text:style-name="T6">Unit, Ace, and Event Purchases: <text:s/>“Historical” limits you to purchasing </text:span><text:span text:style-name="T8">units, aces, and events </text:span><text:span text:style-name="T6">of your Nation, available in the game year you chose. <text:s/>“</text:span><text:span text:style-name="T8">Nation Only” <text:s/>allows you to purchase any items available to your Nation, regardless of year; <text:s/>“Year Only” allows you to purchase any items, of any Nation, available in that year. <text:s/>“Alliance Only” allows you to purchase any units, aces, or events available to Nations in your Alliance; “Alliance and Year” further filters this selection by the year the item is available.<text:line-break/><text:line-break/><text:tab/><text:tab/>Button Press Sound: <text:s/>“Off” disables the keystroke sound when you press any button.<text:line-break/><text:line-break/><text:tab/><text:tab/></text:span><text:span text:style-name="T9">POV Pan Speed: Adjust the speed at which the game camera (your point of view) pans (looks around). (Mouse + MMB, arrow keys, or controller LS.)</text:span></text:p>
      <text:p text:style-name="P9"/>
      <text:p text:style-name="P10"><text:span text:style-name="T9"><text:tab/><text:tab/>POV Pan Speed: Adjust the speed at which the game camera (your point of view) moves. (Mouse + RMB, WASD, or controller Dpad.)</text:span></text:p>
      <text:p text:style-name="P11"/>
      <text:p text:style-name="P12"><text:tab/><text:tab/>Movement: <text:s/>“Normal” plays all unit movement animations; “Fast Player” disables animations when you move a unit; “Fast Opponent” <text:s/>disables animations whe your opponent moves; “Fast Movement” disables all movement animations.</text:p>
      <text:p text:style-name="P12"/>
      <text:p text:style-name="P12"><text:tab/><text:tab/><text:span text:style-name="T10">Combat: </text:span>“Normal” plays all <text:span text:style-name="T10">combat</text:span> animations; “Fast Player” disables animations when you<text:span text:style-name="T10">r units attack or are damaged</text:span>; “Fast Opponent” <text:s/>disables animations whe<text:span text:style-name="T10">n</text:span> your opponent <text:span text:style-name="T10">attacks or is damaged</text:span>; “Fast Movement” disables all <text:span text:style-name="T10">combat</text:span> animations.</text:p>
      <text:p text:style-name="P12"><text:soft-page-break/></text:p>
      <text:p text:style-name="P13"><text:tab/><text:tab/><text:span text:style-name="T10">Transitions: “Normal” plays all phase and turn transition animations. <text:s/>“Fast Phases” disables phase transitions; <text:s/>“Fast Turns” disables turn transitions. “</text:span><text:span text:style-name="T11">Fast Transitions” disables all transition effects.</text:span></text:p>
      <text:p text:style-name="P13"/>
      <text:p text:style-name="P13"><text:tab/><text:tab/><text:span text:style-name="T11">Voiceovers: <text:s/>“Normal” leaves all voiceovers in the game. <text:s/>“Voice in Tutorial Only” disables all vioceovers in regular gameplay. <text:s/>“Voice in Game Only” disables all the voiceovers in the Tutorial Scenario. “No Voiceovers” disables </text:span><text:span text:style-name="T12">all voiceovers.</text:span><text:line-break/><text:line-break/><text:tab/></text:p>
      <text:p text:style-name="P9"/>
      <text:p text:style-name="P9"><text:tab/> </text:p>
      <text:p text:style-name="P6"><text:tab/><text:tab/></text:p>
      <text:p text:style-name="P3"><text:span text:style-name="T1"/></text:p>
      <text:p text:style-name="P2">EXTRAS: <text:s text:c="2"/></text:p>
      <text:p text:style-name="P2">MODELS tab: This tab contains selected models from the game that you can export to your computer for personal use. Models are bundled into .zip files. <text:s/>Check the attached Modellicense.txt files for licensing requirement, especially before distributing the models or using them for commercial purposes. </text:p>
      <text:p text:style-name="P3"><text:span text:style-name="T1">SOUNDTRACK Tab: <text:s/>Allows you to listen to the music used in War Eagles (by clicking on the titles) or export the songs by clicking the </text:span><text:span text:style-name="T13">icon to the right [res://Assets/Sprites/MusicExport.png]. The last entry exports a .zip file containing selected songs used as the sources for the national soundtrack. Again, these are all free for your personal enjoyment, but check the enclosed licenses before distributing them or using them for commercial purposes. </text:span></text:p>
      <text:p text:style-name="P14">HISTORY OF AERIAL STRATEGY: [NYI] <text:s/>A brief article about the roots and development of the strategy of air power, from WWI through WWII. </text:p>
      <text:p text:style-name="P14">FURTHER READING: A list of some of the books that inspired and informed the creating of War Eagles. <text:s/>You can export this list as a PDF. </text:p>
      <text:p text:style-name="P14">DESIGNER’<text:span text:style-name="T7">S NOTES: <text:s/>A brief discussion of the design process and history of War Eagles.</text:span> </text:p>
      <text:p text:style-name="P14">Clicking the "Back" button in the lower-right of the screen or pressing the Escape key or space bar will return you to the Main Menu (as if you had paused the game). </text:p>
      <text:p text:style-name="P14">*Player's Note: Everything you save from the Extras screen will be stored in the War Eagles Folder in your Documents.* </text:p>
      <text:p text:style-name="P15"><text:span text:style-name="T1"/></text:p>
      <text:p text:style-name="P14">HELP: [NYI] Opens the main Help Menu. Clicking the "Main Menu" button in the lower-right of the screen or pressing the Escape <text:soft-page-break/>key or spacebar will return you to the Main Menu (as if you had paused the game). <text:s/></text:p>
      <text:p text:style-name="P15"><text:span text:style-name="T1"/></text:p>
      <text:p text:style-name="P14">QUIT: [NYI] Provides an option to save the game, if you've started playing this session, and then closes the game. <text:s/></text:p>
      <text:p text:style-name="P15"><text:span text:style-name="T1"/></text:p>
      <text:p text:style-name="P15"><text:span text:style-name="T1"/></text:p>
      <text:p text:style-name="P14">Keyboard Shortcuts: <text:s/></text:p>
      <text:p text:style-name="P15"><text:span text:style-name="T1"/></text:p>
      <text:p text:style-name="P14">ESC key: pauses the game and displays the Main Menu. <text:s/></text:p>
      <text:p text:style-name="P15"><text:span text:style-name="T1"/></text:p>
      <text:p text:style-name="P14">Space: pauses the game and displays the Main Menu. </text:p>
      <text:p text:style-name="P15"><text:span text:style-name="T1"/></text:p>
      <text:p text:style-name="P14">X: Quits without saving. </text:p>
      <text:p text:style-name="P15"><text:span text:style-name="T1"/></text:p>
      <text:p text:style-name="P14">Delete: Takes a screenshot of the current camera view and saves it to the War Eagles folder in your Documents. </text:p>
      <text:p text:style-name="P15"><text:span text:style-name="T1"/></text:p>
      <text:p text:style-name="P15"><text:span text:style-name="T1"/></text:p>
      <text:p text:style-name="P14">Events[NYI] <text:s/></text:p>
      <text:p text:style-name="P15"><text:span text:style-name="T1"/></text:p>
      <text:p text:style-name="P14">Types: Technology (lasting effects), Immediate (1-turn effects). <text:s/></text:p>
      <text:p text:style-name="P14">Examples: TBD from events.csv (e.g., ). <text:s/></text:p>
      <text:p text:style-name="P15"><text:span text:style-name="T1"/></text:p>
      <text:p text:style-name="P14">Winning[NYI] <text:s/></text:p>
      <text:p text:style-name="P15"><text:span text:style-name="T1"/></text:p>
      <text:p text:style-name="P14">Earn Victory Points from undestroyed Target Units and destroyed enemy units. <text:s/></text:p>
      <text:p text:style-name="P14">Highest VP total at end of Turn 10 wins; continue if tied. <text:s/></text:p>
      <text:p text:style-name="P15"><text:span text:style-name="T1"/></text:p>
      <text:p text:style-name="P14">Notes <text:s/></text:p>
      <text:p text:style-name="P15"><text:span text:style-name="T1"/></text:p>
      <text:p text:style-name="P14">Add tooltip text during coding (e.g., ). <text:s/></text:p>
      <text:p text:style-name="P14">Update weekly with coding/testing insights (e.g., AI opponent behavior). <text:s/></text:p>
      <text:p text:style-name="P1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27T06:10:59.437528600</dc:date>
    <meta:editing-duration>PT15M12S</meta:editing-duration>
    <meta:editing-cycles>3</meta:editing-cycles>
    <meta:document-statistic meta:table-count="0" meta:image-count="0" meta:object-count="0" meta:page-count="6" meta:paragraph-count="77" meta:word-count="1734" meta:character-count="10708" meta:non-whitespace-character-count="8828"/>
  </office:meta>
</office:document-meta>
</file>